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officeooo:rsid="000a736c" officeooo:paragraph-rsid="000a736c"/>
    </style:style>
    <style:style style:name="P2" style:family="paragraph" style:parent-style-name="Text_20_body">
      <style:text-properties officeooo:rsid="000a736c" officeooo:paragraph-rsid="000a736c"/>
    </style:style>
    <style:style style:name="P3" style:family="paragraph" style:parent-style-name="Text_20_body">
      <style:text-properties officeooo:rsid="000add04" officeooo:paragraph-rsid="000add04"/>
    </style:style>
    <style:style style:name="P4" style:family="paragraph" style:parent-style-name="Text_20_body">
      <style:text-properties officeooo:rsid="000d677a" officeooo:paragraph-rsid="000d677a"/>
    </style:style>
    <style:style style:name="P5" style:family="paragraph" style:parent-style-name="Title">
      <style:text-properties officeooo:rsid="000a736c" officeooo:paragraph-rsid="000a736c"/>
    </style:style>
    <style:style style:name="P6" style:family="paragraph" style:parent-style-name="Heading_20_1">
      <style:text-properties officeooo:rsid="000a736c" officeooo:paragraph-rsid="000a73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ufgabenblatt 2</text:p>
      <text:h text:style-name="P6" text:outline-level="1">Aufgabe 2.2</text:h>
      <text:p text:style-name="P1">Include guards</text:p>
      <text:p text:style-name="P3">#ifndef HEADER</text:p>
      <text:p text:style-name="P3">#define HEADER</text:p>
      <text:p text:style-name="P3">#endif</text:p>
      <text:p text:style-name="P3">Verhindert, dass Header doppelt eingebunden wird</text:p>
      <text:p text:style-name="P1">Destruktor</text:p>
      <text:p text:style-name="P4">brauchen keinen Destruktor, da dieser automatisch aufgerufen wird, wenn Lebenszeit des Objekts endet (es wird auch keine Datei geöffnet o.ä.)</text:p>
      <text:h text:style-name="P6" text:outline-level="1">Aufgabe 2.7</text:h>
      <text:p text:style-name="P2">Unterschied class und struct</text:p>
      <text:p text:style-name="P2">DTO</text:p>
      <text:h text:style-name="P6" text:outline-level="1">Aufgabe 2.12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6:26:54.329411205</meta:creation-date>
    <dc:date>2017-04-26T17:06:56.772920244</dc:date>
    <meta:editing-duration>PT9M31S</meta:editing-duration>
    <meta:editing-cycles>1</meta:editing-cycles>
    <meta:document-statistic meta:table-count="0" meta:image-count="0" meta:object-count="0" meta:page-count="1" meta:paragraph-count="13" meta:word-count="47" meta:character-count="327" meta:non-whitespace-character-count="293"/>
    <meta:generator>LibreOffice/5.1.6.2$Linux_X86_64 LibreOffice_project/10m0$Build-2</meta:generator>
  </office:meta>
</office:document-meta>
</file>